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64d" officeooo:paragraph-rsid="000f164d"/>
    </style:style>
    <style:style style:name="T1" style:family="text">
      <style:text-properties fo:background-color="#ff00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0c8f6" fo:background-color="transparent" loext:char-shading-value="0"/>
    </style:style>
    <style:style style:name="T5" style:family="text">
      <style:text-properties fo:background-color="#00ff00" loext:char-shading-value="0"/>
    </style:style>
    <style:style style:name="T6" style:family="text">
      <style:text-properties officeooo:rsid="000ff9dd" fo:background-color="#00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.m1()→1</text:p>
      <text:p text:style-name="P1">f.m2()→”avo m2” “nai m2” “fillo m2”</text:p>
      <text:p text:style-name="P1">f.m3()→”avo m2” “nai m2” “fillo m2” “fillo m3”</text:p>
      <text:p text:style-name="P1">n.m1()→1</text:p>
      <text:p text:style-name="P1">n.m2()→“avo m²” “nai m2”</text:p>
      <text:p text:style-name="P1"><text:span text:style-name="T2">n.m4()</text:span>→<text:span text:style-name="T1">0 “nai m4”</text:span><text:span text:style-name="T2"> </text:span><text:span text:style-name="T5">“</text:span><text:span text:style-name="T6">nai m4</text:span><text:span text:style-name="T5">” “</text:span><text:span text:style-name="T6">avo m4</text:span><text:span text:style-name="T5">”</text:span><text:span text:style-name="T3"> → </text:span><text:span text:style-name="T4">estaba mal por que en la libreta habia copiado mal el <text:tab/><text:tab/><text:tab/><text:tab/><text:tab/> <text:s text:c="10"/>esquema :)</text:span></text:p>
      <text:p text:style-name="P1">a.m1()→0</text:p>
      <text:p text:style-name="P1">a.m2()→“avo m2”</text:p>
      <text:p text:style-name="P1">a.m3()→“avo m3”</text:p>
      <text:p text:style-name="P1">a.m4()→“avo m4”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08:59:47.007229501</meta:creation-date>
    <dc:date>2023-04-25T09:24:05.588426873</dc:date>
    <meta:editing-duration>PT5M4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50" meta:character-count="293" meta:non-whitespace-character-count="238"/>
  </office:meta>
</office:document-meta>
</file>